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5" draw:style-name="gr1" draw:text-style-name="P1" svg:width="453.51pt" svg:height="255.09pt" svg:x="838.06pt" svg:y="105.25pt">
            <loext:p draw:notify-on-update-of-ranges="Sheet1.N4:Sheet1.N8 Sheet1.T4:Sheet1.T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procf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articleTime</text:p>
          </table:table-cell>
          <table:table-cell office:value-type="string" calcext:value-type="string">
            <text:p>FieldTime</text:p>
          </table:table-cell>
          <table:table-cell office:value-type="string" calcext:value-type="string">
            <text:p>GenTime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эффобщ</text:p>
          </table:table-cell>
          <table:table-cell table:number-columns-repeated="5"/>
          <table:table-cell table:formula="of:=1/[.P5]" office:value-type="float" office:value="1.27375717017208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.3414" calcext:value-type="float">
            <text:p>11.34</text:p>
          </table:table-cell>
          <table:table-cell office:value-type="float" office:value="1.1171" calcext:value-type="float">
            <text:p>1.12</text:p>
          </table:table-cell>
          <table:table-cell office:value-type="float" office:value="13.2652" calcext:value-type="float">
            <text:p>13.27</text:p>
          </table:table-cell>
          <table:table-cell table:formula="of:=[.G2]/[.H2]" office:value-type="float" office:value="0.0842128275487742" calcext:value-type="float">
            <text:p>0.08</text:p>
          </table:table-cell>
          <table:table-cell table:number-columns-repeated="7"/>
          <table:table-cell table:formula="of:=1/[.P6]" office:value-type="float" office:value="1.35189292543021" calcext:value-type="float">
            <text:p>1.35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0.8422" calcext:value-type="float">
            <text:p>10.84</text:p>
          </table:table-cell>
          <table:table-cell office:value-type="float" office:value="2.59331" calcext:value-type="float">
            <text:p>2.59</text:p>
          </table:table-cell>
          <table:table-cell office:value-type="float" office:value="14.1408" calcext:value-type="float">
            <text:p>14.14</text:p>
          </table:table-cell>
          <table:table-cell table:formula="of:=[.G3]/[.H3]" office:value-type="float" office:value="0.183392028739534" calcext:value-type="float">
            <text:p>0.18</text:p>
          </table:table-cell>
          <table:table-cell table:number-columns-repeated="7"/>
          <table:table-cell table:formula="of:=1/[.P7]" office:value-type="float" office:value="1.51353935960231" calcext:value-type="float">
            <text:p>1.51</text:p>
          </table:table-cell>
          <table:table-cell/>
          <table:table-cell office:value-type="string" calcext:value-type="string">
            <text:p>время по эфф.</text:p>
          </table:table-cell>
          <table:table-cell/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.96317" calcext:value-type="float">
            <text:p>2.96</text:p>
          </table:table-cell>
          <table:table-cell office:value-type="float" office:value="0.150164" calcext:value-type="float">
            <text:p>0.15</text:p>
          </table:table-cell>
          <table:table-cell office:value-type="float" office:value="3.40672" calcext:value-type="float">
            <text:p>3.41</text:p>
          </table:table-cell>
          <table:table-cell table:formula="of:=[.G4]/[.H4]" office:value-type="float" office:value="0.0440787619763291" calcext:value-type="float">
            <text:p>0.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0.4621" calcext:value-type="float">
            <text:p>10.46</text:p>
          </table:table-cell>
          <table:table-cell table:formula="of:=10.46/[.O4]" office:value-type="float" office:value="0.999799275480066" calcext:value-type="float">
            <text:p>1</text:p>
          </table:table-cell>
          <table:table-cell table:formula="of:=1/[.P4]" office:value-type="float" office:value="1.00020076481836" calcext:value-type="float">
            <text:p>1</text:p>
          </table:table-cell>
          <table:table-cell table:formula="of:=[.Q4]-1" office:value-type="float" office:value="0.000200764818355514" calcext:value-type="float">
            <text:p>0</text:p>
          </table:table-cell>
          <table:table-cell table:formula="of:=[.R4]*0.878+0.011" office:value-type="float" office:value="0.0111762715105161" calcext:value-type="float">
            <text:p>0.01</text:p>
          </table:table-cell>
          <table:table-cell table:formula="of:=2500000*48*0.05/[.S4]/1024/1024/1024" office:value-type="float" office:value="0.499982077424926" calcext:value-type="float">
            <text:p>0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.76608" calcext:value-type="float">
            <text:p>9.77</text:p>
          </table:table-cell>
          <table:table-cell office:value-type="float" office:value="0.349624" calcext:value-type="float">
            <text:p>0.35</text:p>
          </table:table-cell>
          <table:table-cell office:value-type="float" office:value="10.4621" calcext:value-type="float">
            <text:p>10.46</text:p>
          </table:table-cell>
          <table:table-cell table:formula="of:=[.G5]/[.H5]" office:value-type="float" office:value="0.0334181474082641" calcext:value-type="float">
            <text:p>0.03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3.3235" calcext:value-type="float">
            <text:p>13.32</text:p>
          </table:table-cell>
          <table:table-cell table:formula="of:=10.46/[.O5]" office:value-type="float" office:value="0.785078995759373" calcext:value-type="float">
            <text:p>0.79</text:p>
          </table:table-cell>
          <table:table-cell table:formula="of:=1/[.P5]" office:value-type="float" office:value="1.27375717017208" calcext:value-type="float">
            <text:p>1.27</text:p>
          </table:table-cell>
          <table:table-cell table:formula="of:=[.Q5]-1" office:value-type="float" office:value="0.273757170172084" calcext:value-type="float">
            <text:p>0.27</text:p>
          </table:table-cell>
          <table:table-cell table:formula="of:=[.R5]*0.878+0.011" office:value-type="float" office:value="0.25135879541109" calcext:value-type="float">
            <text:p>0.25</text:p>
          </table:table-cell>
          <table:table-cell table:formula="of:=2500000*48*0.05/[.S5]/1024/1024/1024" office:value-type="float" office:value="0.0222309127418994" calcext:value-type="float">
            <text:p>0.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.774" calcext:value-type="float">
            <text:p>11.77</text:p>
          </table:table-cell>
          <table:table-cell office:value-type="float" office:value="0.620564" calcext:value-type="float">
            <text:p>0.62</text:p>
          </table:table-cell>
          <table:table-cell office:value-type="float" office:value="13.3235" calcext:value-type="float">
            <text:p>13.32</text:p>
          </table:table-cell>
          <table:table-cell table:formula="of:=[.G6]/[.H6]" office:value-type="float" office:value="0.0465766502795812" calcext:value-type="float">
            <text:p>0.05</text:p>
          </table:table-cell>
          <table:table-cell table:formula="of:=0.62/[.G6]" office:value-type="float" office:value="0.999091149341567" calcext:value-type="float">
            <text:p>1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4.1408" calcext:value-type="float">
            <text:p>14.14</text:p>
          </table:table-cell>
          <table:table-cell table:formula="of:=10.46/[.O6]" office:value-type="float" office:value="0.739703552840009" calcext:value-type="float">
            <text:p>0.74</text:p>
          </table:table-cell>
          <table:table-cell table:formula="of:=1/[.P6]" office:value-type="float" office:value="1.35189292543021" calcext:value-type="float">
            <text:p>1.35</text:p>
          </table:table-cell>
          <table:table-cell table:formula="of:=[.Q6]-1" office:value-type="float" office:value="0.35189292543021" calcext:value-type="float">
            <text:p>0.35</text:p>
          </table:table-cell>
          <table:table-cell table:formula="of:=[.R6]*0.878+0.011" office:value-type="float" office:value="0.319961988527725" calcext:value-type="float">
            <text:p>0.32</text:p>
          </table:table-cell>
          <table:table-cell table:formula="of:=2500000*48*0.05/[.S6]/1024/1024/1024" office:value-type="float" office:value="0.0174643727944224" calcext:value-type="float">
            <text:p>0.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1.2227" calcext:value-type="float">
            <text:p>11.22</text:p>
          </table:table-cell>
          <table:table-cell office:value-type="float" office:value="0.406001" calcext:value-type="float">
            <text:p>0.41</text:p>
          </table:table-cell>
          <table:table-cell office:value-type="float" office:value="12.2504" calcext:value-type="float">
            <text:p>12.25</text:p>
          </table:table-cell>
          <table:table-cell table:formula="of:=[.G7]/[.H7]" office:value-type="float" office:value="0.0331418565924378" calcext:value-type="float">
            <text:p>0.03</text:p>
          </table:table-cell>
          <table:table-cell table:formula="of:=0.62/[.G7]" office:value-type="float" office:value="1.5270898347541" calcext:value-type="float">
            <text:p>1.53</text:p>
          </table:table-cell>
          <table:table-cell table:number-columns-repeated="3"/>
          <table:table-cell office:value-type="float" office:value="1536" calcext:value-type="float">
            <text:p>1536</text:p>
          </table:table-cell>
          <table:table-cell table:formula="of:=[.H3]/[.H15]*[.H16]" office:value-type="float" office:value="15.8316217014402" calcext:value-type="float">
            <text:p>15.83</text:p>
          </table:table-cell>
          <table:table-cell table:formula="of:=10.46/[.O7]" office:value-type="float" office:value="0.660703002968324" calcext:value-type="float">
            <text:p>0.66</text:p>
          </table:table-cell>
          <table:table-cell table:formula="of:=1/[.P7]" office:value-type="float" office:value="1.51353935960231" calcext:value-type="float">
            <text:p>1.51</text:p>
          </table:table-cell>
          <table:table-cell table:formula="of:=[.Q7]-1" office:value-type="float" office:value="0.51353935960231" calcext:value-type="float">
            <text:p>0.51</text:p>
          </table:table-cell>
          <table:table-cell table:formula="of:=[.R7]*0.878+0.011" office:value-type="float" office:value="0.461887557730828" calcext:value-type="float">
            <text:p>0.46</text:p>
          </table:table-cell>
          <table:table-cell table:formula="of:=2500000*48*0.05/[.S7]/1024/1024/1024" office:value-type="float" office:value="0.0120980428118597" calcext:value-type="float">
            <text:p>0.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.4332" calcext:value-type="float">
            <text:p>10.43</text:p>
          </table:table-cell>
          <table:table-cell office:value-type="float" office:value="0.362357" calcext:value-type="float">
            <text:p>0.36</text:p>
          </table:table-cell>
          <table:table-cell office:value-type="float" office:value="11.2613" calcext:value-type="float">
            <text:p>11.26</text:p>
          </table:table-cell>
          <table:table-cell table:formula="of:=[.G8]/[.H8]" office:value-type="float" office:value="0.0321771909104633" calcext:value-type="float">
            <text:p>0.03</text:p>
          </table:table-cell>
          <table:table-cell table:formula="of:=0.62/[.G8]" office:value-type="float" office:value="1.71101979539515" calcext:value-type="float">
            <text:p>1.71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formula="of:=[.H14]/[.H15]*[.H17]" office:value-type="float" office:value="17.4575897434116" calcext:value-type="float">
            <text:p>17.46</text:p>
          </table:table-cell>
          <table:table-cell table:formula="of:=10.46/[.O8]" office:value-type="float" office:value="0.599166331305704" calcext:value-type="float">
            <text:p>0.6</text:p>
          </table:table-cell>
          <table:table-cell table:formula="of:=1/[.P8]" office:value-type="float" office:value="1.66898563512539" calcext:value-type="float">
            <text:p>1.67</text:p>
          </table:table-cell>
          <table:table-cell table:formula="of:=[.Q8]-1" office:value-type="float" office:value="0.668985635125389" calcext:value-type="float">
            <text:p>0.67</text:p>
          </table:table-cell>
          <table:table-cell table:formula="of:=[.R8]*0.878+0.011" office:value-type="float" office:value="0.598369387640092" calcext:value-type="float">
            <text:p>0.6</text:p>
          </table:table-cell>
          <table:table-cell table:formula="of:=2500000*48*0.05/[.S8]/1024/1024/1024" office:value-type="float" office:value="0.00933860515447009" calcext:value-type="float">
            <text:p>0.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.88467" calcext:value-type="float">
            <text:p>9.88</text:p>
          </table:table-cell>
          <table:table-cell office:value-type="float" office:value="0.299005" calcext:value-type="float">
            <text:p>0.3</text:p>
          </table:table-cell>
          <table:table-cell office:value-type="float" office:value="12.5472" calcext:value-type="float">
            <text:p>12.55</text:p>
          </table:table-cell>
          <table:table-cell table:formula="of:=[.G9]/[.H9]" office:value-type="float" office:value="0.0238304163478704" calcext:value-type="float">
            <text:p>0.02</text:p>
          </table:table-cell>
          <table:table-cell table:formula="of:=0.62/[.G9]" office:value-type="float" office:value="2.07354392067022" calcext:value-type="float">
            <text:p>2.07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9.42241" calcext:value-type="float">
            <text:p>9.42</text:p>
          </table:table-cell>
          <table:table-cell office:value-type="float" office:value="2.19767" calcext:value-type="float">
            <text:p>2.2</text:p>
          </table:table-cell>
          <table:table-cell office:value-type="float" office:value="12.0176" calcext:value-type="float">
            <text:p>12.02</text:p>
          </table:table-cell>
          <table:table-cell table:formula="of:=[.G10]/[.H10]" office:value-type="float" office:value="0.182870955931301" calcext:value-type="float">
            <text:p>0.18</text:p>
          </table:table-cell>
          <table:table-cell table:formula="of:=0.62/[.G10]" office:value-type="float" office:value="0.282116969335706" calcext:value-type="float">
            <text:p>0.28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0.4621" calcext:value-type="float">
            <text:p>10.46</text:p>
          </table:table-cell>
          <table:table-cell table:formula="of:=10.46/[.H12]" office:value-type="float" office:value="0.999799275480066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.5472" calcext:value-type="float">
            <text:p>12.55</text:p>
          </table:table-cell>
          <table:table-cell table:formula="of:=10.46/[.H13]" office:value-type="float" office:value="0.833652129558786" calcext:value-type="float">
            <text:p>0.8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4.1408" calcext:value-type="float">
            <text:p>14.14</text:p>
          </table:table-cell>
          <table:table-cell table:formula="of:=10.46/[.H14]" office:value-type="float" office:value="0.739703552840009" calcext:value-type="float">
            <text:p>0.74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.77726" calcext:value-type="float">
            <text:p>2.78</text:p>
          </table:table-cell>
          <table:table-cell office:value-type="float" office:value="0.255294" calcext:value-type="float">
            <text:p>0.26</text:p>
          </table:table-cell>
          <table:table-cell office:value-type="float" office:value="3.45378" calcext:value-type="float">
            <text:p>3.45</text:p>
          </table:table-cell>
          <table:table-cell table:formula="of:=3.45/[.H15]" office:value-type="float" office:value="0.998905546965933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28" calcext:value-type="float">
            <text:p>128</text:p>
          </table:table-cell>
          <table:table-cell office:value-type="float" office:value="1536" calcext:value-type="float">
            <text:p>1536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.88151" calcext:value-type="float">
            <text:p>2.88</text:p>
          </table:table-cell>
          <table:table-cell office:value-type="float" office:value="0.361228" calcext:value-type="float">
            <text:p>0.36</text:p>
          </table:table-cell>
          <table:table-cell office:value-type="float" office:value="3.86675" calcext:value-type="float">
            <text:p>3.87</text:p>
          </table:table-cell>
          <table:table-cell table:formula="of:=3.45/[.H16]" office:value-type="float" office:value="0.89222215038469" calcext:value-type="float">
            <text:p>0.89</text:p>
          </table:table-cell>
          <table:table-cell table:number-columns-repeated="6"/>
          <table:table-cell table:formula="of:=128*128*150" office:value-type="float" office:value="2457600" calcext:value-type="float">
            <text:p>2457600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.87249" calcext:value-type="float">
            <text:p>2.87</text:p>
          </table:table-cell>
          <table:table-cell office:value-type="float" office:value="0.562261" calcext:value-type="float">
            <text:p>0.56</text:p>
          </table:table-cell>
          <table:table-cell office:value-type="float" office:value="4.26388" calcext:value-type="float">
            <text:p>4.26</text:p>
          </table:table-cell>
          <table:table-cell table:formula="of:=3.45/[.H17]" office:value-type="float" office:value="0.809122207942062" calcext:value-type="float">
            <text:p>0.8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>
            <draw:frame table:end-cell-address="Sheet1.O35" table:end-x="3.23pt" table:end-y="10.74pt" draw:z-index="2" draw:style-name="gr2" draw:text-style-name="P2" svg:width="227.68pt" svg:height="210.3pt" svg:x="32.57pt" svg:y="5.27pt">
              <loext:p draw:notify-on-update-of-ranges="Sheet1.E6:Sheet1.E10 Sheet1.J6:Sheet1.J1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0.4621" calcext:value-type="float">
            <text:p>10.46</text:p>
          </table:table-cell>
          <table:table-cell table:formula="of:=10.46/[.D22]" office:value-type="float" office:value="0.999799275480066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2.5472" calcext:value-type="float">
            <text:p>12.55</text:p>
          </table:table-cell>
          <table:table-cell table:formula="of:=10.46/[.D23]" office:value-type="float" office:value="0.833652129558786" calcext:value-type="float">
            <text:p>0.8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4.1408" calcext:value-type="float">
            <text:p>14.14</text:p>
          </table:table-cell>
          <table:table-cell table:formula="of:=10.46/[.D24]" office:value-type="float" office:value="0.739703552840009" calcext:value-type="float">
            <text:p>0.74</text:p>
            <draw:frame table:end-cell-address="Sheet1.T64" table:end-x="17.94pt" table:end-y="0.43pt" draw:z-index="4" draw:style-name="gr2" draw:text-style-name="P2" svg:width="943.54pt" svg:height="503.72pt" svg:x="47.82pt" svg:y="8.73pt">
              <loext:p draw:notify-on-update-of-ranges="Sheet1.N4:Sheet1.N8 Sheet1.P4:Sheet1.P8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>
            <draw:frame table:end-cell-address="Sheet1.J42" table:end-x="21.15pt" table:end-y="11.59pt" draw:z-index="0" draw:style-name="gr2" draw:text-style-name="P2" svg:width="227.65pt" svg:height="210.33pt" svg:x="50.51pt" svg:y="6.12pt">
              <loext:p draw:notify-on-update-of-ranges="Sheet1.C22:Sheet1.C24 Sheet1.E22:Sheet1.E2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10"/>
          <table:table-cell>
            <draw:frame table:end-cell-address="Sheet1.N55" table:end-x="59.44pt" table:end-y="7.82pt" draw:z-index="1" draw:style-name="gr2" draw:text-style-name="P2" svg:width="227.48pt" svg:height="210.36pt" svg:x="24.77pt" svg:y="2.27pt">
              <loext:p draw:notify-on-update-of-ranges="Sheet1.C15:Sheet1.C17 Sheet1.I15:Sheet1.I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>
            <draw:frame table:end-cell-address="Sheet1.G61" table:end-x="61.14pt" table:end-y="5.56pt" draw:z-index="3" draw:style-name="gr2" draw:text-style-name="P2" svg:width="227.48pt" svg:height="211.01pt" svg:x="26.48pt" svg:y="12.16pt">
              <loext:p draw:notify-on-update-of-ranges="Sheet1.H53:Sheet1.H53 Sheet1.H54:Sheet1.H54 Sheet1.I53:Sheet1.I53 Sheet1.I54:Sheet1.I54 Sheet1.J53:Sheet1.J53 Sheet1.J54:Sheet1.J54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Движение частиц</text:p>
          </table:table-cell>
          <table:table-cell office:value-type="string" calcext:value-type="string">
            <text:p>Расчет поля</text:p>
          </table:table-cell>
          <table:table-cell office:value-type="string" calcext:value-type="string">
            <text:p>Полное время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9.88467" calcext:value-type="float">
            <text:p>9.88</text:p>
          </table:table-cell>
          <table:table-cell office:value-type="float" office:value="0.299005" calcext:value-type="float">
            <text:p>0.3</text:p>
          </table:table-cell>
          <table:table-cell office:value-type="float" office:value="12.5472" calcext:value-type="float">
            <text:p>12.55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H54]/12.55" office:value-type="float" office:value="0.787623107569721" calcext:value-type="float">
            <text:p>0.79</text:p>
          </table:table-cell>
          <table:table-cell table:formula="of:=[.I54]/12.55" office:value-type="float" office:value="0.0238250996015936" calcext:value-type="float">
            <text:p>0.02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5:Sheet1.IV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ru" fo:country="RU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6:37:44.388850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8-31T15:55:22</meta:creation-date>
    <dc:date>2018-10-02T19:39:36.266712538</dc:date>
    <meta:editing-cycles>21</meta:editing-cycles>
    <meta:editing-duration>P4DT3H27M5S</meta:editing-duration>
    <meta:document-statistic meta:table-count="3" meta:cell-count="189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stroke-linejoin="none" draw:gradient-step-count="0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.394cm" xlink:href=".." xlink:type="simple" chart:class="chart:bar" chart:style-name="ch1">
        <chart:title svg:x="2.326cm" svg:y="0.154cm" chart:style-name="ch2">
          <text:p>Эффективность</text:p>
        </chart:title>
        <chart:plot-area chart:style-name="ch3" table:cell-range-address="Sheet1.C22:Sheet1.C24 Sheet1.E22:Sheet1.E24" chart:data-source-has-labels="column" svg:x="0.117cm" svg:y="0.828cm" svg:width="7.719cm" svg:height="6.48cm">
          <chartooo:coordinate-region svg:x="1.011cm" svg:y="0.982cm" svg:width="6.825cm" svg:height="5.771cm"/>
          <chart:axis chart:dimension="x" chart:name="primary-x" chart:style-name="ch4" chartooo:axis-type="text">
            <chart:title svg:x="2.815cm" svg:y="6.855cm" chart:style-name="ch5">
              <text:p>число процессоров</text:p>
            </chart:title>
            <chart:categories table:cell-range-address="Sheet1.C22:Sheet1.C24"/>
          </chart:axis>
          <chart:axis chart:dimension="y" chart:name="primary-y" chart:style-name="ch6">
            <chart:title svg:x="0.162cm" svg:y="3.851cm" chart:style-name="ch7">
              <text:p>k</text:p>
            </chart:title>
            <chart:grid chart:style-name="ch8" chart:class="major"/>
          </chart:axis>
          <chart:series chart:style-name="ch9" chart:values-cell-range-address="Sheet1.E22:Sheet1.E2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heet1.C22:Sheet1.C24</svg:desc>
                </draw:g>
              </table:table-cell>
              <table:table-cell office:value-type="float" office:value="0.999799275480066">
                <text:p>0.999799275480066</text:p>
                <draw:g>
                  <svg:desc>Sheet1.E22:Sheet1.E2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33652129558786">
                <text:p>0.8336521295587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39703552840009">
                <text:p>0.739703552840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.394cm" xlink:href=".." xlink:type="simple" chart:class="chart:bar" chart:style-name="ch1">
        <chart:title svg:x="2.326cm" svg:y="0.154cm" chart:style-name="ch2">
          <text:p>Эффективность</text:p>
        </chart:title>
        <chart:plot-area chart:style-name="ch3" table:cell-range-address="Sheet1.C15:Sheet1.C17 Sheet1.I15:Sheet1.I17" chart:data-source-has-labels="column" svg:x="0.117cm" svg:y="0.828cm" svg:width="7.719cm" svg:height="6.48cm">
          <chartooo:coordinate-region svg:x="1.011cm" svg:y="0.982cm" svg:width="6.825cm" svg:height="5.771cm"/>
          <chart:axis chart:dimension="x" chart:name="primary-x" chart:style-name="ch4" chartooo:axis-type="text">
            <chart:title svg:x="2.259cm" svg:y="6.855cm" chart:style-name="ch5">
              <text:p>Число процессорных ядер</text:p>
            </chart:title>
            <chart:categories table:cell-range-address="Sheet1.C15:Sheet1.C17"/>
          </chart:axis>
          <chart:axis chart:dimension="y" chart:name="primary-y" chart:style-name="ch6">
            <chart:title svg:x="0.162cm" svg:y="3.851cm" chart:style-name="ch7">
              <text:p>k</text:p>
            </chart:title>
            <chart:grid chart:style-name="ch8" chart:class="major"/>
          </chart:axis>
          <chart:series chart:style-name="ch9" chart:values-cell-range-address="Sheet1.I15:Sheet1.I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C15:Sheet1.C17</svg:desc>
                </draw:g>
              </table:table-cell>
              <table:table-cell office:value-type="float" office:value="0.998905546965933">
                <text:p>0.998905546965933</text:p>
                <draw:g>
                  <svg:desc>Sheet1.I15:Sheet1.I17</svg:desc>
                </draw:g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89222215038469">
                <text:p>0.8922221503846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09122207942062">
                <text:p>0.809122207942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.392cm" xlink:href=".." xlink:type="simple" chart:class="chart:line" chart:style-name="ch1">
        <chart:title svg:x="2.919cm" svg:y="0.153cm" chart:style-name="ch2">
          <text:p>Ускорение</text:p>
        </chart:title>
        <chart:plot-area chart:style-name="ch3" table:cell-range-address="Sheet1.E6:Sheet1.E10 Sheet1.J6:Sheet1.J10" chart:data-source-has-labels="column" svg:x="0.16cm" svg:y="0.827cm" svg:width="7.679cm" svg:height="6.478cm">
          <chartooo:coordinate-region svg:x="0.75cm" svg:y="0.98cm" svg:width="6.884cm" svg:height="5.77cm"/>
          <chart:axis chart:dimension="x" chart:name="primary-x" chart:style-name="ch4" chartooo:axis-type="text">
            <chart:title svg:x="1.584cm" svg:y="6.853cm" chart:style-name="ch5">
              <text:p>число процессорных элементов</text:p>
            </chart:title>
            <chart:categories table:cell-range-address="Sheet1.E6:Sheet1.E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6:Sheet1.J1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E6:Sheet1.E10</svg:desc>
                </draw:g>
              </table:table-cell>
              <table:table-cell office:value-type="float" office:value="0.999091149341567">
                <text:p>0.999091149341567</text:p>
                <draw:g>
                  <svg:desc>Sheet1.J6:Sheet1.J10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270898347541">
                <text:p>1.52708983475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1101979539515">
                <text:p>1.711019795395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07354392067022">
                <text:p>2.073543920670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2116969335706">
                <text:p>0.282116969335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.418cm" xlink:href=".." xlink:type="simple" chart:class="chart:bar" chart:style-name="ch1">
        <chart:title svg:x="1.806cm" svg:y="0.151cm" chart:style-name="ch2">
          <text:p>Один временной шаг</text:p>
        </chart:title>
        <chart:legend chart:legend-position="bottom" svg:x="1.498cm" svg:y="6.336cm" style:legend-expansion="wide" chart:style-name="ch3"/>
        <chart:plot-area chart:style-name="ch4" table:cell-range-address="Sheet1.H53:Sheet1.J54" chart:data-source-has-labels="row" svg:x="0.119cm" svg:y="0.83cm" svg:width="7.56cm" svg:height="5.356cm">
          <chartooo:coordinate-region svg:x="0.641cm" svg:y="0.983cm" svg:width="7.038cm" svg:height="5.05cm"/>
          <chart:axis chart:dimension="x" chart:name="primary-x" chart:style-name="ch5"/>
          <chart:axis chart:dimension="y" chart:name="primary-y" chart:style-name="ch6">
            <chart:title svg:x="0.162cm" svg:y="4.166cm" chart:style-name="ch7">
              <text:p>время, с</text:p>
            </chart:title>
            <chart:grid chart:style-name="ch8" chart:class="major"/>
          </chart:axis>
          <chart:series chart:style-name="ch9" chart:values-cell-range-address="Sheet1.H54:Sheet1.H54" chart:label-cell-address="Sheet1.H53:Sheet1.H53" chart:class="chart:bar">
            <chart:data-point/>
          </chart:series>
          <chart:series chart:style-name="ch10" chart:values-cell-range-address="Sheet1.I54:Sheet1.I54" chart:label-cell-address="Sheet1.I53:Sheet1.I53" chart:class="chart:bar">
            <chart:data-point/>
          </chart:series>
          <chart:series chart:style-name="ch11" chart:values-cell-range-address="Sheet1.J54:Sheet1.J54" chart:label-cell-address="Sheet1.J53:Sheet1.J5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вижение частиц</text:p>
                <draw:g>
                  <svg:desc>Sheet1.H53:Sheet1.H53</svg:desc>
                </draw:g>
              </table:table-cell>
              <table:table-cell office:value-type="string">
                <text:p>Расчет поля</text:p>
                <draw:g>
                  <svg:desc>Sheet1.I53:Sheet1.I53</svg:desc>
                </draw:g>
              </table:table-cell>
              <table:table-cell office:value-type="string">
                <text:p>Полное время</text:p>
                <draw:g>
                  <svg:desc>Sheet1.J53:Sheet1.J5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.88467">
                <text:p>9.88467</text:p>
                <draw:g>
                  <svg:desc>Sheet1.H54:Sheet1.H54</svg:desc>
                </draw:g>
              </table:table-cell>
              <table:table-cell office:value-type="float" office:value="0.299005">
                <text:p>0.299005</text:p>
                <draw:g>
                  <svg:desc>Sheet1.I54:Sheet1.I54</svg:desc>
                </draw:g>
              </table:table-cell>
              <table:table-cell office:value-type="float" office:value="12.5472">
                <text:p>12.5472</text:p>
                <draw:g>
                  <svg:desc>Sheet1.J54:Sheet1.J5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stroke-linejoin="none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0">
      <style:chart-properties chart:display-label="true" chart:logarithmic="false" chart:minimum="256" chart:maximum="2048" chart:interval-major="256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14pt" style:font-size-asian="8pt" style:font-size-complex="8pt"/>
    </style:style>
    <style:style style:name="ch4" style:family="chart">
      <style:chart-properties style:rotation-angle="0"/>
      <style:text-properties fo:font-size="24pt" style:font-size-asian="9pt" style:font-size-complex="9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color="#b3b3b3"/>
      <style:text-properties fo:font-size="14pt" style:font-size-asian="8pt" style:font-size-complex="8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8cm" svg:stroke-color="#000000" draw:fill-color="#00000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87cm" svg:height="17.771cm" xlink:href=".." xlink:type="simple" chart:class="chart:scatter" chart:style-name="ch1">
        <chart:plot-area chart:style-name="ch2" table:cell-range-address="Sheet1.N4:Sheet1.N8 Sheet1.P4:Sheet1.P8" svg:x="0.473cm" svg:y="0.706cm" svg:width="31.47cm" svg:height="17.059cm">
          <chartooo:coordinate-region svg:x="1.706cm" svg:y="0.996cm" svg:width="29.422cm" svg:height="15.943cm"/>
          <chart:axis chart:dimension="x" chart:name="primary-x" chart:style-name="ch3">
            <chart:title svg:x="13.337cm" svg:y="16.872cm" chart:style-name="ch4">
              <text:p>number of processors</text:p>
            </chart:title>
          </chart:axis>
          <chart:axis chart:dimension="y" chart:name="primary-y" chart:style-name="ch5">
            <chart:title svg:x="0.014cm" svg:y="13.675cm" chart:style-name="ch6">
              <text:p>parallelization efficiency</text:p>
            </chart:title>
            <chart:grid chart:style-name="ch7" chart:class="major"/>
          </chart:axis>
          <chart:series chart:style-name="ch8" chart:values-cell-range-address="Sheet1.P4:Sheet1.P8" chart:class="chart:scatter">
            <chart:domain table:cell-range-address="Sheet1.N4:Sheet1.N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N4:Sheet1.N8</svg:desc>
                </draw:g>
              </table:table-cell>
              <table:table-cell office:value-type="float" office:value="0.999799275480066">
                <text:p>0.999799275480066</text:p>
                <draw:g>
                  <svg:desc>Sheet1.P4:Sheet1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785078995759373">
                <text:p>0.785078995759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739703552840009">
                <text:p>0.73970355284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660703002968324">
                <text:p>0.660703002968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599166331305704">
                <text:p>0.599166331305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43cm" svg:y="0.316cm" chart:style-name="ch2">
          <text:p>Производительность коммуникационной сети</text:p>
        </chart:title>
        <chart:plot-area chart:style-name="ch3" table:cell-range-address="Sheet1.N4:Sheet1.N8 Sheet1.T4:Sheet1.T8" svg:x="1.643cm" svg:y="1.589cm" svg:width="14.037cm" svg:height="5.938cm">
          <chartooo:coordinate-region svg:x="2.402cm" svg:y="1.777cm" svg:width="12.87cm" svg:height="5.127cm"/>
          <chart:axis chart:dimension="x" chart:name="primary-x" chart:style-name="ch4">
            <chart:title svg:x="6.641cm" svg:y="7.707cm" chart:style-name="ch5">
              <text:p>количество ядер</text:p>
            </chart:title>
          </chart:axis>
          <chart:axis chart:dimension="y" chart:name="primary-y" chart:style-name="ch4">
            <chart:title svg:x="0.451cm" svg:y="5.545cm" chart:style-name="ch6">
              <text:p>ГБ./сек.</text:p>
            </chart:title>
            <chart:grid chart:style-name="ch7" chart:class="major"/>
          </chart:axis>
          <chart:series chart:style-name="ch8" chart:values-cell-range-address="Sheet1.T4:Sheet1.T8" chart:class="chart:scatter">
            <chart:domain table:cell-range-address="Sheet1.N4:Sheet1.N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N4:Sheet1.N8</svg:desc>
                </draw:g>
              </table:table-cell>
              <table:table-cell office:value-type="float" office:value="0.499982077424926">
                <text:p>0.499982077424926</text:p>
                <draw:g>
                  <svg:desc>Sheet1.T4:Sheet1.T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222309127418994">
                <text:p>0.0222309127418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0174643727944224">
                <text:p>0.017464372794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0120980428118597">
                <text:p>0.0120980428118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00933860515447009">
                <text:p>0.009338605154470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